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M Mono 8" svg:font-family="'LM Mono 8'"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2.5604in"/>
    </style:style>
    <style:style style:name="Table1.B" style:family="table-column">
      <style:table-column-properties style:column-width="2.0542in"/>
    </style:style>
    <style:style style:name="Table1.C" style:family="table-column">
      <style:table-column-properties style:column-width="2.3125in"/>
    </style:style>
    <style:style style:name="Table1.1" style:family="table-row">
      <style:table-row-properties fo:keep-together="auto"/>
    </style:style>
    <style:style style:name="Table1.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313in" fo:padding-right="0.0382in" fo:padding-top="0.0382in" fo:padding-bottom="0.0382in" fo:border="0.25pt solid #000001">
        <style:background-image/>
      </style:table-cell-properties>
    </style:style>
    <style:style style:name="P1" style:family="paragraph" style:parent-style-name="Text_20_body">
      <style:text-properties officeooo:rsid="001b62ff" officeooo:paragraph-rsid="001b62ff"/>
    </style:style>
    <style:style style:name="P2" style:family="paragraph" style:parent-style-name="Text_20_body">
      <style:paragraph-properties fo:margin-top="0in" fo:margin-bottom="0in" loext:contextual-spacing="false" fo:line-height="100%"/>
      <style:text-properties fo:font-size="10pt" officeooo:rsid="0028ee90" officeooo:paragraph-rsid="0028ee90" style:font-size-asian="10pt" style:font-size-complex="10pt"/>
    </style:style>
    <style:style style:name="P3" style:family="paragraph" style:parent-style-name="Text_20_body">
      <style:paragraph-properties fo:margin-top="0in" fo:margin-bottom="0in" loext:contextual-spacing="false" fo:line-height="100%"/>
      <style:text-properties style:font-name="LM Mono 10" fo:font-size="10pt" officeooo:rsid="0028ee90" officeooo:paragraph-rsid="0028ee90" style:font-size-asian="10pt" style:font-size-complex="10pt"/>
    </style:style>
    <style:style style:name="P4" style:family="paragraph" style:parent-style-name="Text_20_body">
      <style:paragraph-properties fo:margin-top="0in" fo:margin-bottom="0in" loext:contextual-spacing="false" fo:line-height="100%"/>
      <style:text-properties style:font-name="LM Mono 10" fo:font-size="10pt" officeooo:rsid="00344abe" officeooo:paragraph-rsid="00344abe" style:font-size-asian="10pt" style:font-size-complex="10pt"/>
    </style:style>
    <style:style style:name="P5" style:family="paragraph" style:parent-style-name="Text_20_body">
      <style:paragraph-properties fo:margin-top="0in" fo:margin-bottom="0in" loext:contextual-spacing="false" fo:line-height="100%"/>
      <style:text-properties style:font-name="LM Mono 10" fo:font-size="9pt" officeooo:rsid="0036086e" officeooo:paragraph-rsid="0036086e" style:font-size-asian="9pt" style:font-size-complex="9pt"/>
    </style:style>
    <style:style style:name="P6" style:family="paragraph" style:parent-style-name="Title">
      <style:text-properties officeooo:rsid="00188edd" officeooo:paragraph-rsid="00188edd"/>
    </style:style>
    <style:style style:name="P7" style:family="paragraph" style:parent-style-name="Standard">
      <style:text-properties officeooo:rsid="003a60f8" officeooo:paragraph-rsid="003a60f8"/>
    </style:style>
    <style:style style:name="P8" style:family="paragraph" style:parent-style-name="Footer">
      <style:paragraph-properties fo:text-align="center" style:justify-single-word="false"/>
    </style:style>
    <style:style style:name="P9" style:family="paragraph" style:parent-style-name="Standard" style:master-page-name="First_20_Page">
      <style:paragraph-properties style:page-number="auto"/>
    </style:style>
    <style:style style:name="P10" style:family="paragraph" style:parent-style-name="Standard">
      <style:text-properties officeooo:rsid="003a60f8" officeooo:paragraph-rsid="00506583"/>
    </style:style>
    <style:style style:name="P11" style:family="paragraph" style:parent-style-name="Standard">
      <style:text-properties officeooo:rsid="004a8876" officeooo:paragraph-rsid="004a8876"/>
    </style:style>
    <style:style style:name="P12" style:family="paragraph" style:parent-style-name="Standard">
      <style:text-properties officeooo:rsid="004a8876" officeooo:paragraph-rsid="004db738"/>
    </style:style>
    <style:style style:name="P13" style:family="paragraph" style:parent-style-name="Standard">
      <style:text-properties fo:font-size="11pt" officeooo:paragraph-rsid="004db738" style:font-size-asian="11pt" style:font-size-complex="11pt"/>
    </style:style>
    <style:style style:name="P14" style:family="paragraph" style:parent-style-name="Standard">
      <style:text-properties officeooo:paragraph-rsid="004db738"/>
    </style:style>
    <style:style style:name="P15" style:family="paragraph" style:parent-style-name="Standard">
      <style:text-properties officeooo:paragraph-rsid="00474d4a"/>
    </style:style>
    <style:style style:name="P16" style:family="paragraph" style:parent-style-name="Standard">
      <style:text-properties fo:color="#00000a" style:font-name="Liberation Serif" fo:font-size="11pt" fo:language="en" fo:country="US" officeooo:paragraph-rsid="004db738" style:font-name-asian="Droid Sans Fallback" style:font-size-asian="11pt" style:language-asian="zh" style:country-asian="CN" style:font-name-complex="Lohit Marathi" style:font-size-complex="11pt" style:language-complex="hi" style:country-complex="IN"/>
    </style:style>
    <style:style style:name="P17" style:family="paragraph" style:parent-style-name="Text_20_body" style:list-style-name="">
      <style:paragraph-properties fo:margin-top="0in" fo:margin-bottom="0in" loext:contextual-spacing="false" fo:line-height="100%"/>
      <style:text-properties style:font-name="LM Mono 8" fo:font-size="8pt" officeooo:rsid="00407d0d" officeooo:paragraph-rsid="00407d0d" style:font-size-asian="8pt" style:font-size-complex="8pt"/>
    </style:style>
    <style:style style:name="P18" style:family="paragraph" style:parent-style-name="Text_20_body">
      <style:paragraph-properties fo:margin-top="0in" fo:margin-bottom="0in" loext:contextual-spacing="false" fo:line-height="100%"/>
      <style:text-properties fo:font-size="10pt" officeooo:rsid="005493dc" officeooo:paragraph-rsid="005493dc" style:font-size-asian="10pt" style:font-size-complex="10pt"/>
    </style:style>
    <style:style style:name="P19" style:family="paragraph" style:parent-style-name="Text_20_body">
      <style:paragraph-properties fo:margin-top="0in" fo:margin-bottom="0in" loext:contextual-spacing="false" fo:line-height="100%"/>
      <style:text-properties style:font-name="LM Mono 10" fo:font-size="10pt" officeooo:rsid="004a8876" officeooo:paragraph-rsid="004a8876" style:font-size-asian="10pt" style:font-size-complex="10pt"/>
    </style:style>
    <style:style style:name="P20" style:family="paragraph" style:parent-style-name="Text_20_body">
      <style:paragraph-properties fo:margin-top="0in" fo:margin-bottom="0in" loext:contextual-spacing="false" fo:line-height="100%"/>
      <style:text-properties style:font-name="LM Mono 10" fo:font-size="10pt" officeooo:rsid="00529f45" officeooo:paragraph-rsid="00529f45" style:font-size-asian="10pt" style:font-size-complex="10pt"/>
    </style:style>
    <style:style style:name="P21" style:family="paragraph" style:parent-style-name="Text_20_body">
      <style:paragraph-properties fo:margin-top="0in" fo:margin-bottom="0in" loext:contextual-spacing="false" fo:line-height="100%"/>
      <style:text-properties style:font-name="LM Mono 10" fo:font-size="10pt" officeooo:rsid="0053752d" officeooo:paragraph-rsid="0053752d" style:font-size-asian="10pt" style:font-size-complex="10pt"/>
    </style:style>
    <style:style style:name="P22" style:family="paragraph" style:parent-style-name="Text_20_body">
      <style:paragraph-properties fo:margin-top="0in" fo:margin-bottom="0in" loext:contextual-spacing="false" fo:line-height="100%"/>
      <style:text-properties style:font-name="LM Mono 10" fo:font-size="10pt" officeooo:rsid="005868fc" officeooo:paragraph-rsid="005868fc" style:font-size-asian="10pt" style:font-size-complex="10pt"/>
    </style:style>
    <style:style style:name="P23" style:family="paragraph" style:parent-style-name="Text_20_body">
      <style:paragraph-properties fo:margin-top="0in" fo:margin-bottom="0in" loext:contextual-spacing="false" fo:line-height="100%"/>
      <style:text-properties style:font-name="LM Mono 10" fo:font-size="10pt" officeooo:rsid="0057b6c7" officeooo:paragraph-rsid="0057b6c7" style:font-size-asian="8.75pt" style:font-size-complex="10pt"/>
    </style:style>
    <style:style style:name="P24" style:family="paragraph" style:parent-style-name="Text_20_body">
      <style:paragraph-properties fo:margin-top="0in" fo:margin-bottom="0in" loext:contextual-spacing="false" fo:line-height="100%"/>
      <style:text-properties style:font-name="LM Mono 10" officeooo:rsid="0036086e" officeooo:paragraph-rsid="00529f45"/>
    </style:style>
    <style:style style:name="P25" style:family="paragraph" style:parent-style-name="Text_20_body">
      <style:text-properties officeooo:rsid="00474d4a" officeooo:paragraph-rsid="00506583"/>
    </style:style>
    <style:style style:name="P26" style:family="paragraph" style:parent-style-name="Text_20_body">
      <style:text-properties officeooo:paragraph-rsid="004db738"/>
    </style:style>
    <style:style style:name="P27" style:family="paragraph" style:parent-style-name="Heading_20_1">
      <style:text-properties officeooo:rsid="0016a9a6" officeooo:paragraph-rsid="0016a9a6"/>
    </style:style>
    <style:style style:name="P28" style:family="paragraph" style:parent-style-name="Heading_20_1">
      <style:text-properties officeooo:rsid="0016a9a6" officeooo:paragraph-rsid="00506583"/>
    </style:style>
    <style:style style:name="P29" style:family="paragraph" style:parent-style-name="Heading_20_1">
      <style:text-properties officeooo:rsid="00474d4a" officeooo:paragraph-rsid="0016a9a6"/>
    </style:style>
    <style:style style:name="P30" style:family="paragraph" style:parent-style-name="Heading_20_1">
      <style:paragraph-properties fo:break-before="page"/>
      <style:text-properties officeooo:rsid="0016a9a6" officeooo:paragraph-rsid="0016a9a6"/>
    </style:style>
    <style:style style:name="P31" style:family="paragraph" style:parent-style-name="Heading_20_1">
      <style:paragraph-properties fo:break-before="page"/>
      <style:text-properties officeooo:paragraph-rsid="0016a9a6"/>
    </style:style>
    <style:style style:name="P32" style:family="paragraph" style:parent-style-name="Heading_20_3">
      <style:text-properties officeooo:rsid="0029a719" officeooo:paragraph-rsid="0029a719"/>
    </style:style>
    <style:style style:name="P33" style:family="paragraph" style:parent-style-name="Heading_20_3">
      <style:text-properties officeooo:rsid="002ac01d" officeooo:paragraph-rsid="002ac01d"/>
    </style:style>
    <style:style style:name="P34" style:family="paragraph" style:parent-style-name="Heading_20_3">
      <style:text-properties officeooo:rsid="003a60f8" officeooo:paragraph-rsid="003a60f8"/>
    </style:style>
    <style:style style:name="P35" style:family="paragraph" style:parent-style-name="Heading_20_3">
      <style:text-properties officeooo:rsid="003c4c47" officeooo:paragraph-rsid="003c4c47"/>
    </style:style>
    <style:style style:name="P36" style:family="paragraph" style:parent-style-name="Heading_20_3" style:list-style-name="">
      <style:text-properties officeooo:paragraph-rsid="004db738"/>
    </style:style>
    <style:style style:name="P37" style:family="paragraph" style:parent-style-name="Heading_20_3" style:list-style-name="">
      <style:text-properties officeooo:rsid="00249e95" officeooo:paragraph-rsid="00249e95"/>
    </style:style>
    <style:style style:name="P38" style:family="paragraph" style:parent-style-name="Heading_20_3">
      <style:text-properties officeooo:paragraph-rsid="00506583"/>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paragraph-rsid="004db738"/>
    </style:style>
    <style:style style:name="P41" style:family="paragraph" style:parent-style-name="Table_20_Contents">
      <style:text-properties officeooo:paragraph-rsid="00506583"/>
    </style:style>
    <style:style style:name="P42" style:family="paragraph" style:parent-style-name="Heading_20_2">
      <style:text-properties officeooo:rsid="0029a719" officeooo:paragraph-rsid="0029a719"/>
    </style:style>
    <style:style style:name="P43" style:family="paragraph" style:parent-style-name="Heading_20_2">
      <style:text-properties officeooo:rsid="002bbf49" officeooo:paragraph-rsid="002bbf49"/>
    </style:style>
    <style:style style:name="T1" style:family="text">
      <style:text-properties fo:font-size="10pt" style:font-size-asian="10pt" style:font-size-complex="10pt"/>
    </style:style>
    <style:style style:name="T2" style:family="text">
      <style:text-properties fo:font-size="10pt" officeooo:rsid="003c4c47" style:font-size-asian="10pt" style:font-size-complex="10pt"/>
    </style:style>
    <style:style style:name="T3" style:family="text">
      <style:text-properties fo:font-size="10pt" officeooo:rsid="003cbdf5" style:font-size-asian="10pt" style:font-size-complex="10pt"/>
    </style:style>
    <style:style style:name="T4" style:family="text">
      <style:text-properties fo:font-size="10pt" officeooo:rsid="00529f45" style:font-size-asian="10pt" style:font-size-complex="10pt"/>
    </style:style>
    <style:style style:name="T5" style:family="text">
      <style:text-properties officeooo:rsid="003a5b70"/>
    </style:style>
    <style:style style:name="T6" style:family="text">
      <style:text-properties officeooo:rsid="003a60f8"/>
    </style:style>
    <style:style style:name="T7" style:family="text">
      <style:text-properties officeooo:rsid="003d039c"/>
    </style:style>
    <style:style style:name="T8" style:family="text">
      <style:text-properties officeooo:rsid="003d6f86"/>
    </style:style>
    <style:style style:name="T9" style:family="text">
      <style:text-properties officeooo:rsid="003e78ad"/>
    </style:style>
    <style:style style:name="T10" style:family="text">
      <style:text-properties officeooo:rsid="00474d4a"/>
    </style:style>
    <style:style style:name="T11" style:family="text">
      <style:text-properties officeooo:rsid="004bf6c6"/>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officeooo:rsid="004db73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6a9a6"/>
    </style:style>
    <style:style style:name="T22" style:family="text">
      <style:text-properties officeooo:rsid="0051af51"/>
    </style:style>
    <style:style style:name="T23" style:family="text">
      <style:text-properties officeooo:rsid="00529f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Title"/>
      <text:p text:style-name="Title"/>
      <text:p text:style-name="Title"/>
      <text:p text:style-name="Title"/>
      <text:p text:style-name="Title">Matthew Hruz</text:p>
      <text:p text:style-name="P6">CS 4013: Compiler Construction</text:p>
      <text:p text:style-name="Title">Project <text:span text:style-name="T5">2</text:span></text:p>
      <text:h text:style-name="P30" text:outline-level="1">Introduction</text:h>
      <text:p text:style-name="P1">This report provides the details of my approach and implementation of Project <text:span text:style-name="T5">2</text:span>: The <text:span text:style-name="T5">Syntax</text:span> Analyzer, for CS 4013: Compiler Construction. <text:span text:style-name="T5">I will go into detail about my approach, showing my grammar at each transformation step, as well as the first and follow sets, together with the parse table.</text:span></text:p>
      <text:h text:style-name="P27" text:outline-level="1">Methodology</text:h>
      <text:p text:style-name="P15"><text:span text:style-name="T10">As directed by the project description, I worked mainly with the grammar of the language, making the requested changes to the language. I removed ambiguities, eliminated nullable productions, removed left recursion, and did left factoring on the grammar. After this I computed the first and follow sets, and put them into a parse table. Each step of the process is highlighted in the following pages.</text:span></text:p>
      <text:p text:style-name="P15"/>
      <text:h text:style-name="P28" text:outline-level="1">Implementation</text:h>
      <text:p text:style-name="P10">After completing the paper work, the coding was, as stated in the project description, relatively simple, albeit quite redundant. The code's format was very formulaic, to the point where I did briefly consider an approach where I would make a script to generate project 2's code for me. I did not end up implementing my code this way, however. <text:span text:style-name="T10">I simply coded each of the production methods by hand. I also implemented a syntaxError() function that would construct an error message from the arguments to the function, cutting down on extra typing.</text:span></text:p>
      <text:h text:style-name="P28" text:outline-level="1">Discussion and Conclusions</text:h>
      <text:p text:style-name="P25">This project was quite straightforward, but did require a lot of manual work. I did end up spending more time than I would have liked programming each of the production methods, but other than that the project appeared to go quite smoothly. I was initially worried about errors that I may have made in the production methods as I programmed, not having a good ability to test my methods as I programmed along (for lack of a completely implemented parser), but as it turns out I did quite well. As I debugged the parser, I found that most of the errors I encountered were actual syntax errors in my code, and not errors in the parser! Overall, this project demonstrated that a recursive decent parser for an LL(1) grammar is possible and not too difficult to implement, provided that the developer is willing to take the extra time to perform operations on the grammar.</text:p>
      <text:p text:style-name="P15"/>
      <text:h text:style-name="P36" text:outline-level="3"/>
      <text:h text:style-name="P40" text:outline-level="3">Original Grammar</text:h>
      <text:p text:style-name="P14"><text:span text:style-name="T14">1. program → </text:span><text:span text:style-name="T13">program id (</text:span><text:span text:style-name="T12"> identifier_list </text:span><text:span text:style-name="T13">);</text:span><text:span text:style-name="T12"> declarations subprogram_declarations compound_statement </text:span><text:span text:style-name="T13">.</text:span></text:p>
      <text:p text:style-name="P13"/>
      <text:p text:style-name="P14"><text:span text:style-name="T12">2. identifier_list → </text:span><text:span text:style-name="T13">id</text:span><text:span text:style-name="T12"> | identifier_list </text:span><text:span text:style-name="T13">,</text:span><text:span text:style-name="T12"> </text:span><text:span text:style-name="T13">id</text:span></text:p>
      <text:p text:style-name="P13"/>
      <text:p text:style-name="P14"><text:span text:style-name="T12">3. declarations → declarations </text:span><text:span text:style-name="T13">var id : </text:span><text:span text:style-name="T12">type | </text:span><text:span text:style-name="T13">epsilon</text:span></text:p>
      <text:p text:style-name="P13"/>
      <text:p text:style-name="P14"><text:span text:style-name="T12">4. type → standard_type | </text:span><text:span text:style-name="T13">array [ num .. num ] of </text:span><text:span text:style-name="T12">standard_type</text:span></text:p>
      <text:p text:style-name="P13"/>
      <text:p text:style-name="P14"><text:span text:style-name="T12">5. standard_type → </text:span><text:span text:style-name="T13">integer | real</text:span></text:p>
      <text:p text:style-name="P13"/>
      <text:p text:style-name="P14"><text:span text:style-name="T12">6. subprogram_declarations → subprogram_declarations subprogram_declaration </text:span><text:span text:style-name="T13">; | epsilon</text:span></text:p>
      <text:p text:style-name="P13"/>
      <text:p text:style-name="P14"><text:span text:style-name="T12">7. subprogram_declaration → subprogram_head declarations subprogram_declarations compound_statement</text:span></text:p>
      <text:p text:style-name="P13"/>
      <text:p text:style-name="P14"><text:span text:style-name="T12">8. subprogram_head → </text:span><text:span text:style-name="T13">function id</text:span><text:span text:style-name="T12"> arguments </text:span><text:span text:style-name="T13">: </text:span><text:span text:style-name="T12">standard_type </text:span><text:span text:style-name="T13">;</text:span></text:p>
      <text:p text:style-name="P13"/>
      <text:p text:style-name="P14"><text:span text:style-name="T12">9. arguments → </text:span><text:span text:style-name="T13">(</text:span><text:span text:style-name="T12"> parameter_list </text:span><text:span text:style-name="T13">) | epsilon</text:span></text:p>
      <text:p text:style-name="P13"/>
      <text:p text:style-name="P14"><text:span text:style-name="T12">10. parameter_list → </text:span><text:span text:style-name="T13">id</text:span><text:span text:style-name="T12"> : type | parameter_list </text:span><text:span text:style-name="T13">; id</text:span><text:span text:style-name="T12"> </text:span><text:span text:style-name="T13">:</text:span><text:span text:style-name="T12"> type</text:span></text:p>
      <text:p text:style-name="P13"/>
      <text:p text:style-name="P14"><text:span text:style-name="T12">11. c</text:span><text:bookmark-start text:name="__DdeLink__2_269911033"/><text:span text:style-name="T12">ompound_statement</text:span><text:bookmark-end text:name="__DdeLink__2_269911033"/><text:span text:style-name="T12"> → </text:span><text:span text:style-name="T13">begin</text:span><text:span text:style-name="T12"> optional_statements </text:span><text:span text:style-name="T13">end</text:span></text:p>
      <text:p text:style-name="P13"/>
      <text:p text:style-name="P14"><text:span text:style-name="T12">12. optional_statements → statement_list | </text:span><text:span text:style-name="T13">epsilon</text:span></text:p>
      <text:p text:style-name="P13"/>
      <text:p text:style-name="P14"><text:span text:style-name="T12">13. statement_list → statement | statement_list </text:span><text:span text:style-name="T13">;</text:span><text:span text:style-name="T12"> statement</text:span></text:p>
      <text:p text:style-name="P13"/>
      <text:p text:style-name="P14"><text:span text:style-name="T12">14. statement → variable </text:span><text:span text:style-name="T13">assignop</text:span><text:span text:style-name="T12"> expression</text:span></text:p>
      <text:p text:style-name="P14"><text:span text:style-name="T12"><text:tab/><text:tab/>| compound_statement</text:span></text:p>
      <text:p text:style-name="P14"><text:span text:style-name="T12"><text:tab/><text:tab/>| </text:span><text:span text:style-name="T13">if </text:span><text:span text:style-name="T12">expression </text:span><text:span text:style-name="T13">then</text:span><text:span text:style-name="T12"> statement</text:span></text:p>
      <text:p text:style-name="P14"><text:span text:style-name="T12"><text:tab/><text:tab/>| </text:span><text:span text:style-name="T13">if </text:span><text:span text:style-name="T12">expression </text:span><text:span text:style-name="T13">then</text:span><text:span text:style-name="T12"> statement </text:span><text:span text:style-name="T13">else</text:span><text:span text:style-name="T12"> statement </text:span></text:p>
      <text:p text:style-name="P14"><text:span text:style-name="T12"><text:tab/><text:tab/>| </text:span><text:span text:style-name="T13">while</text:span><text:span text:style-name="T12"> expression </text:span><text:span text:style-name="T13">do</text:span><text:span text:style-name="T12"> statement</text:span></text:p>
      <text:p text:style-name="P13"/>
      <text:p text:style-name="P14"><text:span text:style-name="T12">15. variable → </text:span><text:span text:style-name="T13">id</text:span><text:span text:style-name="T12"> | </text:span><text:span text:style-name="T13">id [ </text:span><text:span text:style-name="T12">expression</text:span><text:span text:style-name="T13"> ]</text:span></text:p>
      <text:p text:style-name="P13"/>
      <text:p text:style-name="P14"><text:span text:style-name="T12">16. expression_list →expression | expression_list </text:span><text:span text:style-name="T13">,</text:span><text:span text:style-name="T12"> expression</text:span></text:p>
      <text:p text:style-name="P13"/>
      <text:p text:style-name="P14"><text:span text:style-name="T12">17. expression → simple_expression | simple_expression </text:span><text:span text:style-name="T13">relop</text:span><text:span text:style-name="T12"> simple_expression</text:span></text:p>
      <text:p text:style-name="P13"/>
      <text:p text:style-name="P14"><text:span text:style-name="T12">18. simple_expression → term | sign term | simple_expression </text:span><text:span text:style-name="T13">addop</text:span><text:span text:style-name="T12"> term</text:span></text:p>
      <text:p text:style-name="P13"/>
      <text:p text:style-name="P14"><text:span text:style-name="T12">19. term → factor | term </text:span><text:span text:style-name="T13">multop</text:span><text:span text:style-name="T12"> factor</text:span></text:p>
      <text:p text:style-name="P13"/>
      <text:p text:style-name="P14"><text:span text:style-name="T12">20. factor → </text:span><text:span text:style-name="T13">id </text:span><text:span text:style-name="T12">| </text:span><text:span text:style-name="T13">id ( </text:span><text:span text:style-name="T12">expression_list</text:span><text:span text:style-name="T13"> ) | num</text:span><text:span text:style-name="T12"> | </text:span><text:span text:style-name="T13">(</text:span><text:span text:style-name="T12"> expression </text:span><text:span text:style-name="T13">) | id</text:span><text:span text:style-name="T12"> </text:span><text:span text:style-name="T13">[ </text:span><text:span text:style-name="T12">expression </text:span><text:span text:style-name="T13">] </text:span><text:span text:style-name="T12">| </text:span><text:span text:style-name="T13">not </text:span><text:span text:style-name="T12">factor</text:span></text:p>
      <text:p text:style-name="P13"/>
      <text:p text:style-name="P12"><text:span text:style-name="T12">21. sign → </text:span><text:span text:style-name="T13">+</text:span><text:span text:style-name="T12"> | </text:span><text:span text:style-name="T13">-</text:span></text:p>
      <text:p text:style-name="P12"><text:span text:style-name="T13"/></text:p>
      <text:h text:style-name="P36" text:outline-level="3"/>
      <text:h text:style-name="P40" text:outline-level="3">No Ambiguity Grammar</text:h>
      <text:p text:style-name="P26"/>
      <text:p text:style-name="P14"><text:span text:style-name="T14">1. program → </text:span><text:span text:style-name="T13">program id (</text:span><text:span text:style-name="T12"> identifier_list </text:span><text:span text:style-name="T13">);</text:span><text:span text:style-name="T12"> declarations subprogram_declarations compound_statement </text:span><text:span text:style-name="T13">.</text:span></text:p>
      <text:p text:style-name="P13"/>
      <text:p text:style-name="P14"><text:span text:style-name="T12">2. identifier_list → </text:span><text:span text:style-name="T13">id</text:span><text:span text:style-name="T12"> | identifier_list </text:span><text:span text:style-name="T13">,</text:span><text:span text:style-name="T12"> </text:span><text:span text:style-name="T13">id</text:span></text:p>
      <text:p text:style-name="P13"/>
      <text:p text:style-name="P14"><text:span text:style-name="T12">3. declarations → declarations </text:span><text:span text:style-name="T13">var id : </text:span><text:span text:style-name="T12">type | </text:span><text:span text:style-name="T13">epsilon</text:span></text:p>
      <text:p text:style-name="P13"/>
      <text:p text:style-name="P14"><text:span text:style-name="T12">4. type → standard_type | </text:span><text:span text:style-name="T13">array [ num .. num ] of </text:span><text:span text:style-name="T12">standard_type</text:span></text:p>
      <text:p text:style-name="P13"/>
      <text:p text:style-name="P14"><text:span text:style-name="T12">5. standard_type → </text:span><text:span text:style-name="T13">integer | real</text:span></text:p>
      <text:p text:style-name="P13"/>
      <text:p text:style-name="P14"><text:span text:style-name="T12">6. subprogram_declarations → subprogram_declarations subprogram_declaration </text:span><text:span text:style-name="T13">; | epsilon</text:span></text:p>
      <text:p text:style-name="P13"/>
      <text:p text:style-name="P14"><text:span text:style-name="T12">7. subprogram_declaration → subprogram_head declarations subprogram_declarations compound_statement</text:span></text:p>
      <text:p text:style-name="P13"/>
      <text:p text:style-name="P14"><text:span text:style-name="T12">8. subprogram_head → </text:span><text:span text:style-name="T13">function id</text:span><text:span text:style-name="T12"> arguments </text:span><text:span text:style-name="T13">: </text:span><text:span text:style-name="T12">standard_type </text:span><text:span text:style-name="T13">;</text:span></text:p>
      <text:p text:style-name="P13"/>
      <text:p text:style-name="P14"><text:span text:style-name="T12">9. arguments → </text:span><text:span text:style-name="T13">(</text:span><text:span text:style-name="T12"> parameter_list </text:span><text:span text:style-name="T13">) | epsilon</text:span></text:p>
      <text:p text:style-name="P13"/>
      <text:p text:style-name="P14"><text:span text:style-name="T12">10. parameter_list → </text:span><text:span text:style-name="T13">id</text:span><text:span text:style-name="T12"> : type | parameter_list </text:span><text:span text:style-name="T13">; id</text:span><text:span text:style-name="T12"> </text:span><text:span text:style-name="T13">:</text:span><text:span text:style-name="T12"> type</text:span></text:p>
      <text:p text:style-name="P13"/>
      <text:p text:style-name="P14"><text:span text:style-name="T12">11. c</text:span><text:bookmark-start text:name="__DdeLink__2_2699110331"/><text:span text:style-name="T12">ompound_statement</text:span><text:bookmark-end text:name="__DdeLink__2_2699110331"/><text:span text:style-name="T12"> → </text:span><text:span text:style-name="T13">begin</text:span><text:span text:style-name="T12"> optional_statements </text:span><text:span text:style-name="T13">end</text:span></text:p>
      <text:p text:style-name="P13"/>
      <text:p text:style-name="P14"><text:span text:style-name="T12">12. optional_statements → statement_list | </text:span><text:span text:style-name="T13">epsilon</text:span></text:p>
      <text:p text:style-name="P13"/>
      <text:p text:style-name="P14"><text:span text:style-name="T12">13. statement_list → statement | statement_list </text:span><text:span text:style-name="T13">;</text:span><text:span text:style-name="T12"> statement</text:span></text:p>
      <text:p text:style-name="P13"/>
      <text:p text:style-name="P14"><text:span text:style-name="T12">14. statement → variable </text:span><text:span text:style-name="T13">assignop</text:span><text:span text:style-name="T12"> expression</text:span></text:p>
      <text:p text:style-name="P14"><text:span text:style-name="T12"><text:tab/><text:tab/>| compound_statement</text:span></text:p>
      <text:p text:style-name="P14"><text:span text:style-name="T12"><text:tab/><text:tab/>| </text:span><text:span text:style-name="T13">if </text:span><text:span text:style-name="T12">expression </text:span><text:span text:style-name="T13">then</text:span><text:span text:style-name="T12"> statement</text:span></text:p>
      <text:p text:style-name="P14"><text:span text:style-name="T12"><text:tab/><text:tab/>| </text:span><text:span text:style-name="T13">if </text:span><text:span text:style-name="T12">expression </text:span><text:span text:style-name="T13">then</text:span><text:span text:style-name="T12"> statement </text:span><text:span text:style-name="T13">else</text:span><text:span text:style-name="T12"> statement </text:span></text:p>
      <text:p text:style-name="P14"><text:span text:style-name="T12"><text:tab/><text:tab/>| </text:span><text:span text:style-name="T13">while</text:span><text:span text:style-name="T12"> expression </text:span><text:span text:style-name="T13">do</text:span><text:span text:style-name="T12"> statement</text:span></text:p>
      <text:p text:style-name="P13"/>
      <text:p text:style-name="P14"><text:span text:style-name="T12">15. variable → </text:span><text:span text:style-name="T13">id</text:span><text:span text:style-name="T12"> | </text:span><text:span text:style-name="T13">id [ </text:span><text:span text:style-name="T12">expression</text:span><text:span text:style-name="T13"> ]</text:span></text:p>
      <text:p text:style-name="P13"/>
      <text:p text:style-name="P14"><text:span text:style-name="T12">16. expression_list →expression | expression_list </text:span><text:span text:style-name="T13">,</text:span><text:span text:style-name="T12"> expression</text:span></text:p>
      <text:p text:style-name="P13"/>
      <text:p text:style-name="P14"><text:span text:style-name="T12">17. expression → simple_expression | simple_expression </text:span><text:span text:style-name="T13">relop</text:span><text:span text:style-name="T12"> simple_expression</text:span></text:p>
      <text:p text:style-name="P13"/>
      <text:p text:style-name="P14"><text:span text:style-name="T12">18. simple_expression → term | sign term | simple_expression </text:span><text:span text:style-name="T13">addop</text:span><text:span text:style-name="T12"> term</text:span></text:p>
      <text:p text:style-name="P13"/>
      <text:p text:style-name="P14"><text:span text:style-name="T12">19. term → factor | term </text:span><text:span text:style-name="T13">multop</text:span><text:span text:style-name="T12"> factor</text:span></text:p>
      <text:p text:style-name="P13"/>
      <text:p text:style-name="P14"><text:span text:style-name="T12">20. factor → </text:span><text:span text:style-name="T13">id ( </text:span><text:span text:style-name="T12">expression_list</text:span><text:span text:style-name="T13"> ) | num</text:span><text:span text:style-name="T12"> | </text:span><text:span text:style-name="T13">(</text:span><text:span text:style-name="T12"> expression </text:span><text:span text:style-name="T13">) | </text:span><text:span text:style-name="T12">variable</text:span><text:span text:style-name="T13"> </text:span><text:span text:style-name="T12">| </text:span><text:span text:style-name="T13">not </text:span><text:span text:style-name="T12">factor</text:span></text:p>
      <text:p text:style-name="P13"/>
      <text:p text:style-name="P12"><text:span text:style-name="T12">21. sign → </text:span><text:span text:style-name="T13">+</text:span><text:span text:style-name="T12"> | </text:span><text:span text:style-name="T13">-</text:span></text:p>
      <text:p text:style-name="P12"><text:span text:style-name="T13"/></text:p>
      <text:h text:style-name="P36" text:outline-level="3"/>
      <text:h text:style-name="P40" text:outline-level="3">No Left Recursion Grammar</text:h>
      <text:p text:style-name="P12"/>
      <text:p text:style-name="P14"><text:span text:style-name="T14">1. program → </text:span><text:span text:style-name="T13">program id (</text:span><text:span text:style-name="T14"> identifier_list </text:span><text:span text:style-name="T13">);</text:span><text:span text:style-name="T14"> declarations subprogram_declarations compound_statement </text:span><text:span text:style-name="T13">.</text:span></text:p>
      <text:p text:style-name="P14"><text:span text:style-name="T13"><text:tab/><text:tab/>| program id (</text:span><text:span text:style-name="T14"> identifier_list </text:span><text:span text:style-name="T13">);</text:span><text:span text:style-name="T14"> subprogram_declarations compound_statement </text:span><text:span text:style-name="T13">.</text:span></text:p>
      <text:p text:style-name="P14"><text:span text:style-name="T13"><text:s/><text:tab/><text:tab/>| program id (</text:span><text:span text:style-name="T14"> identifier_list </text:span><text:span text:style-name="T13">);</text:span><text:span text:style-name="T14"> declarations compound_statement </text:span><text:span text:style-name="T13">.</text:span></text:p>
      <text:p text:style-name="P14"><text:span text:style-name="T13"><text:s/><text:tab/><text:tab/>| program id (</text:span><text:span text:style-name="T14"> identifier_list </text:span><text:span text:style-name="T13">);</text:span><text:span text:style-name="T14"> compound_statement </text:span><text:span text:style-name="T13">.</text:span></text:p>
      <text:p text:style-name="P14"/>
      <text:p text:style-name="P14"><text:span text:style-name="T12">2. identifier_list → </text:span><text:span text:style-name="T13">id </text:span><text:span text:style-name="T12">identifier_list1</text:span></text:p>
      <text:p text:style-name="P14"><text:span text:style-name="T12">2.1 identifier_list1 → </text:span><text:span text:style-name="T13">, id</text:span><text:span text:style-name="T12"> identifier_list1</text:span><text:span text:style-name="T13"> | epsilon</text:span></text:p>
      <text:p text:style-name="P13"/>
      <text:p text:style-name="P14"><text:span text:style-name="T14">3. declarations → </text:span><text:span text:style-name="T13">var id : </text:span><text:span text:style-name="T14">type declarations1</text:span></text:p>
      <text:p text:style-name="P14"><text:span text:style-name="T14">3.1 declarations1 → <text:s/></text:span><text:span text:style-name="T13">var id : </text:span><text:span text:style-name="T14">type declarations1 | </text:span><text:span text:style-name="T13">epsilon</text:span></text:p>
      <text:p text:style-name="P13"/>
      <text:p text:style-name="P14"><text:span text:style-name="T14">4. type → standard_type | </text:span><text:span text:style-name="T13">array [ num .. num ] of </text:span><text:span text:style-name="T14">standard_type</text:span></text:p>
      <text:p text:style-name="P13"/>
      <text:p text:style-name="P14"><text:span text:style-name="T14">5. standard_type → </text:span><text:span text:style-name="T13">integer | real</text:span></text:p>
      <text:p text:style-name="P13"/>
      <text:p text:style-name="P14"><text:span text:style-name="T14">6. subprogram_declarations → subprogram_declaration </text:span><text:span text:style-name="T13">; </text:span><text:span text:style-name="T12">subprogram_declarations1</text:span></text:p>
      <text:p text:style-name="P14"><text:span text:style-name="T12">6.1 subprogram_declarations1 → subprogram_declaration </text:span><text:span text:style-name="T13">;</text:span><text:span text:style-name="T12"> subprogram_declarations1 | </text:span><text:span text:style-name="T13">epsilon</text:span></text:p>
      <text:p text:style-name="P13"/>
      <text:p text:style-name="P14"><text:span text:style-name="T14">7. subprogram_declaration → subprogram_head declarations subprogram_declarations compound_statement <text:tab/><text:tab/><text:tab/><text:tab/>| subprogram_head subprogram_declarations compound_statement</text:span></text:p>
      <text:p text:style-name="P14"><text:span text:style-name="T14"><text:tab/><text:tab/><text:tab/><text:tab/>| subprogram_head declarations compound_statement</text:span></text:p>
      <text:p text:style-name="P14"><text:span text:style-name="T14"><text:tab/><text:tab/><text:tab/><text:tab/>| subprogram_head compound_statement</text:span></text:p>
      <text:p text:style-name="P13"/>
      <text:p text:style-name="P14"><text:span text:style-name="T14">8. subprogram_head → </text:span><text:span text:style-name="T13">function id</text:span><text:span text:style-name="T14"> </text:span><text:span text:style-name="T13">(</text:span><text:span text:style-name="T14"> parameter_list </text:span><text:span text:style-name="T13">)</text:span><text:span text:style-name="T14"> </text:span><text:span text:style-name="T13">: </text:span><text:span text:style-name="T14">standard_type </text:span><text:span text:style-name="T13">;</text:span></text:p>
      <text:p text:style-name="P14"><text:span text:style-name="T13"><text:tab/><text:tab/><text:tab/>| function id</text:span><text:span text:style-name="T14"> </text:span><text:span text:style-name="T13">: </text:span><text:span text:style-name="T14">standard_type </text:span><text:span text:style-name="T13">;</text:span></text:p>
      <text:p text:style-name="P13"/>
      <text:p text:style-name="P14"><text:span text:style-name="T14">9. parameter_list → </text:span><text:span text:style-name="T13">id</text:span><text:span text:style-name="T14"> : type parameter_list1</text:span></text:p>
      <text:p text:style-name="P14"><text:span text:style-name="T14">9.1 parameter_list1 → </text:span><text:span text:style-name="T13">; id</text:span><text:span text:style-name="T14"> </text:span><text:span text:style-name="T13">:</text:span><text:span text:style-name="T14"> type parameter_list1 | </text:span><text:span text:style-name="T13">epsilon</text:span></text:p>
      <text:p text:style-name="P13"/>
      <text:p text:style-name="P14"><text:span text:style-name="T14">10. c</text:span><text:bookmark-start text:name="__DdeLink__2_2699110332"/><text:span text:style-name="T14">ompound_statement</text:span><text:bookmark-end text:name="__DdeLink__2_2699110332"/><text:span text:style-name="T14"> → </text:span><text:span text:style-name="T13">begin</text:span><text:span text:style-name="T14"> statement_list </text:span><text:span text:style-name="T13">end </text:span><text:span text:style-name="T14">| </text:span><text:span text:style-name="T13">begin</text:span><text:span text:style-name="T14"> </text:span><text:span text:style-name="T13">end</text:span></text:p>
      <text:p text:style-name="P13"/>
      <text:p text:style-name="P14"><text:span text:style-name="T14">11. statement_list → statement statement_list1</text:span></text:p>
      <text:p text:style-name="P14"><text:span text:style-name="T14">11.1 statement_list1 = </text:span><text:span text:style-name="T13">; </text:span><text:span text:style-name="T14">statement statement_list1 | </text:span><text:span text:style-name="T13">epsilon</text:span></text:p>
      <text:p text:style-name="P13"/>
      <text:p text:style-name="P14"><text:span text:style-name="T14">12. statement → variable </text:span><text:span text:style-name="T13">assignop</text:span><text:span text:style-name="T14"> expression</text:span></text:p>
      <text:p text:style-name="P14"><text:span text:style-name="T14"><text:tab/><text:tab/>| compound_statement</text:span></text:p>
      <text:p text:style-name="P14"><text:span text:style-name="T14"><text:tab/><text:tab/>| </text:span><text:span text:style-name="T13">if </text:span><text:span text:style-name="T14">expression </text:span><text:span text:style-name="T13">then</text:span><text:span text:style-name="T14"> statement</text:span></text:p>
      <text:p text:style-name="P14"><text:span text:style-name="T14"><text:tab/><text:tab/>| </text:span><text:span text:style-name="T13">if </text:span><text:span text:style-name="T14">expression </text:span><text:span text:style-name="T13">then</text:span><text:span text:style-name="T14"> statement </text:span><text:span text:style-name="T13">else</text:span><text:span text:style-name="T14"> statement </text:span></text:p>
      <text:p text:style-name="P14"><text:span text:style-name="T14"><text:tab/><text:tab/>| </text:span><text:span text:style-name="T13">while</text:span><text:span text:style-name="T14"> expression </text:span><text:span text:style-name="T13">do</text:span><text:span text:style-name="T14"> statement</text:span></text:p>
      <text:p text:style-name="P13"/>
      <text:p text:style-name="P14"><text:span text:style-name="T14">13. variable → </text:span><text:span text:style-name="T13">id</text:span><text:span text:style-name="T14"> | </text:span><text:span text:style-name="T13">id [ </text:span><text:span text:style-name="T14">expression</text:span><text:span text:style-name="T13"> ]</text:span></text:p>
      <text:p text:style-name="P13"/>
      <text:p text:style-name="P14"><text:span text:style-name="T14">14. expression_list →expression expression_list1</text:span></text:p>
      <text:p text:style-name="P14"><text:span text:style-name="T14">14.1 expression_list1 → </text:span><text:span text:style-name="T13">, </text:span><text:span text:style-name="T14">expression | </text:span><text:span text:style-name="T13">epsilon</text:span></text:p>
      <text:p text:style-name="P13"/>
      <text:p text:style-name="P14"><text:span text:style-name="T14">15. expression → simple_expression | simple_expression </text:span><text:span text:style-name="T13">relop</text:span><text:span text:style-name="T14"> simple_expression</text:span></text:p>
      <text:p text:style-name="P14"/>
      <text:p text:style-name="P14"><text:span text:style-name="T14">16. simple_expression → term simple_expression1 | sign term simple_expression1</text:span></text:p>
      <text:p text:style-name="P14"><text:span text:style-name="T14">16.1 simple_expression1 → </text:span><text:span text:style-name="T13">addop</text:span><text:span text:style-name="T14"> term simple_expression1 | </text:span><text:span text:style-name="T13">epsilon</text:span></text:p>
      <text:p text:style-name="P13"/>
      <text:p text:style-name="P14"><text:span text:style-name="T14">17. term → factor term1</text:span></text:p>
      <text:p text:style-name="P14"><text:soft-page-break/><text:span text:style-name="T14">17.1 term1 → </text:span><text:span text:style-name="T13">multop </text:span><text:span text:style-name="T12">factor term1 </text:span><text:span text:style-name="T14">| </text:span><text:span text:style-name="T13">epsilon</text:span></text:p>
      <text:p text:style-name="P13"/>
      <text:p text:style-name="P14"><text:span text:style-name="T14">18. factor → </text:span><text:span text:style-name="T13">id ( </text:span><text:span text:style-name="T14">expression_list</text:span><text:span text:style-name="T13"> ) | num</text:span><text:span text:style-name="T14"> | </text:span><text:span text:style-name="T13">(</text:span><text:span text:style-name="T14"> expression </text:span><text:span text:style-name="T13">) | </text:span><text:span text:style-name="T14">variable</text:span><text:span text:style-name="T13"> </text:span><text:span text:style-name="T14">| </text:span><text:span text:style-name="T13">not </text:span><text:span text:style-name="T14">factor</text:span></text:p>
      <text:p text:style-name="P13"/>
      <text:p text:style-name="P12"><text:span text:style-name="T14">19. sign → </text:span><text:span text:style-name="T13">+</text:span><text:span text:style-name="T14"> | </text:span><text:span text:style-name="T13">-</text:span></text:p>
      <text:p text:style-name="P12"/>
      <text:h text:style-name="P36" text:outline-level="3"/>
      <text:h text:style-name="P40" text:outline-level="3">Left Factored Grammar</text:h>
      <text:p text:style-name="P14"><text:span text:style-name="T14">1. program → </text:span><text:span text:style-name="T13">program id (</text:span><text:span text:style-name="T14"> identifier_list </text:span><text:span text:style-name="T13">);</text:span><text:span text:style-name="T14"> program1</text:span></text:p>
      <text:p text:style-name="P14"><text:span text:style-name="T12">1.1 program1 → declarations program1_1</text:span></text:p>
      <text:p text:style-name="P14"><text:span text:style-name="T13"><text:tab/><text:tab/>| </text:span><text:span text:style-name="T12">subprogram_declarations compound_statement </text:span><text:span text:style-name="T13">.</text:span></text:p>
      <text:p text:style-name="P14"><text:span text:style-name="T13"><text:tab/><text:tab/>| </text:span><text:span text:style-name="T12">compound_statement </text:span><text:span text:style-name="T13">.</text:span></text:p>
      <text:p text:style-name="P14"><text:span text:style-name="T12">1.1.1 program1_1 → <text:s/>subprogram_declarations compound_statement </text:span><text:span text:style-name="T13">. | </text:span><text:span text:style-name="T12">compound_statement </text:span><text:span text:style-name="T13">.</text:span></text:p>
      <text:p text:style-name="P16"/>
      <text:p text:style-name="P14"><text:span text:style-name="T12">2. identifier_list → </text:span><text:span text:style-name="T13">id </text:span><text:span text:style-name="T12">identifier_list1</text:span></text:p>
      <text:p text:style-name="P14"><text:span text:style-name="T12">2.1 identifier_list1 → </text:span><text:span text:style-name="T13">, id</text:span><text:span text:style-name="T12"> identifier_list1</text:span><text:span text:style-name="T13"> | epsilon</text:span></text:p>
      <text:p text:style-name="P16"/>
      <text:p text:style-name="P14"><text:span text:style-name="T14">3. declarations → </text:span><text:span text:style-name="T13">var id : </text:span><text:span text:style-name="T14">type </text:span><text:span text:style-name="T13">;</text:span><text:span text:style-name="T14"> declarations1</text:span></text:p>
      <text:p text:style-name="P14"><text:span text:style-name="T14">3.1 declarations1 → <text:s/></text:span><text:span text:style-name="T13">var id : </text:span><text:span text:style-name="T14">type </text:span><text:span text:style-name="T13">;</text:span><text:span text:style-name="T14"> declarations1 | </text:span><text:span text:style-name="T13">epsilon</text:span></text:p>
      <text:p text:style-name="P16"/>
      <text:p text:style-name="P14"><text:span text:style-name="T14">4. type → standard_type | </text:span><text:span text:style-name="T13">array [ num .. num ] of </text:span><text:span text:style-name="T14">standard_type</text:span></text:p>
      <text:p text:style-name="P16"/>
      <text:p text:style-name="P14"><text:span text:style-name="T14">5. standard_type → </text:span><text:span text:style-name="T13">integer | real</text:span></text:p>
      <text:p text:style-name="P16"/>
      <text:p text:style-name="P14"><text:span text:style-name="T14">6. subprogram_declarations → subprogram_declaration </text:span><text:span text:style-name="T13">; </text:span><text:span text:style-name="T12">subprogram_declarations1</text:span></text:p>
      <text:p text:style-name="P14"><text:span text:style-name="T12">6.1 subprogram_declarations1 → subprogram_declaration </text:span><text:span text:style-name="T13">;</text:span><text:span text:style-name="T12"> subprogram_declarations1 | </text:span><text:span text:style-name="T13">epsilon</text:span></text:p>
      <text:p text:style-name="P16"/>
      <text:p text:style-name="P14"><text:span text:style-name="T14">7. subprogram_declaration → subprogram_head subprogram_declaration1</text:span></text:p>
      <text:p text:style-name="P14"><text:span text:style-name="T14">7.1 subprogram_declaration1 →declarations subprogram_declaration1_1</text:span></text:p>
      <text:p text:style-name="P14"><text:span text:style-name="T14"><text:tab/><text:tab/><text:tab/><text:tab/>| subprogram_declarations compound_statement</text:span></text:p>
      <text:p text:style-name="P14"><text:span text:style-name="T14"><text:tab/><text:tab/><text:tab/><text:tab/>| compound_statement</text:span></text:p>
      <text:p text:style-name="P14"><text:span text:style-name="T14">7.1.1 subprogram_declaration1_1 → subprogram_declarations compound_statement | compound_statement</text:span></text:p>
      <text:p text:style-name="P16"/>
      <text:p text:style-name="P14"><text:span text:style-name="T14">8. subprogram_head → </text:span><text:span text:style-name="T13">function id </text:span><text:span text:style-name="T12">subprogram_head1</text:span></text:p>
      <text:p text:style-name="P14"><text:span text:style-name="T12">8.1 subprogram_head1 → </text:span><text:span text:style-name="T13">(</text:span><text:span text:style-name="T14"> parameter_list </text:span><text:span text:style-name="T13">)</text:span><text:span text:style-name="T14"> </text:span><text:span text:style-name="T13">: </text:span><text:span text:style-name="T14">standard_type </text:span><text:span text:style-name="T13">; |</text:span><text:span text:style-name="T14"> </text:span><text:span text:style-name="T13">: </text:span><text:span text:style-name="T14">standard_type </text:span><text:span text:style-name="T13">;</text:span></text:p>
      <text:p text:style-name="P16"/>
      <text:p text:style-name="P14"><text:span text:style-name="T14">9. parameter_list → </text:span><text:span text:style-name="T13">id</text:span><text:span text:style-name="T14"> : type parameter_list1</text:span></text:p>
      <text:p text:style-name="P14"><text:span text:style-name="T14">9.1 parameter_list1 → </text:span><text:span text:style-name="T13">; id</text:span><text:span text:style-name="T14"> </text:span><text:span text:style-name="T13">:</text:span><text:span text:style-name="T14"> type parameter_list1 | </text:span><text:span text:style-name="T13">epsilon</text:span></text:p>
      <text:p text:style-name="P16"/>
      <text:p text:style-name="P14"><text:span text:style-name="T14">10. c</text:span><text:bookmark-start text:name="__DdeLink__2_2699110333"/><text:span text:style-name="T14">ompound_statement</text:span><text:bookmark-end text:name="__DdeLink__2_2699110333"/><text:span text:style-name="T14"> →</text:span><text:span text:style-name="T13">begin </text:span><text:span text:style-name="T12">compound_statement1</text:span></text:p>
      <text:p text:style-name="P14"><text:span text:style-name="T12">10.1 compound_statement1 → statement_list </text:span><text:span text:style-name="T13">end | end</text:span></text:p>
      <text:p text:style-name="P16"/>
      <text:p text:style-name="P14"><text:span text:style-name="T14">11. statement_list → statement statement_list1</text:span></text:p>
      <text:p text:style-name="P14"><text:span text:style-name="T14">11.1 statement_list1 = </text:span><text:span text:style-name="T13">; </text:span><text:span text:style-name="T14">statement statement_list1 | </text:span><text:span text:style-name="T13">epsilon</text:span></text:p>
      <text:p text:style-name="P16"/>
      <text:p text:style-name="P14"><text:span text:style-name="T14">12. statement → variable </text:span><text:span text:style-name="T13">assignop</text:span><text:span text:style-name="T14"> expression</text:span></text:p>
      <text:p text:style-name="P14"><text:span text:style-name="T14"><text:tab/><text:tab/>| compound_statement</text:span></text:p>
      <text:p text:style-name="P14"><text:span text:style-name="T14"><text:tab/><text:tab/>| </text:span><text:span text:style-name="T13">if </text:span><text:span text:style-name="T14">expression </text:span><text:span text:style-name="T13">then</text:span><text:span text:style-name="T14"> statement statement1 </text:span></text:p>
      <text:p text:style-name="P14"><text:span text:style-name="T14"><text:tab/><text:tab/>| </text:span><text:span text:style-name="T13">while</text:span><text:span text:style-name="T14"> expression </text:span><text:span text:style-name="T13">do</text:span><text:span text:style-name="T14"> statement</text:span></text:p>
      <text:p text:style-name="P14"><text:span text:style-name="T14">12.1 statement1 →</text:span><text:span text:style-name="T13">else</text:span><text:span text:style-name="T14"> statement | </text:span><text:span text:style-name="T13">epsilon</text:span></text:p>
      <text:p text:style-name="P16"/>
      <text:p text:style-name="P14"><text:span text:style-name="T14">13. variable → </text:span><text:span text:style-name="T13">id</text:span><text:span text:style-name="T14"> </text:span><text:span text:style-name="T12">variable1</text:span></text:p>
      <text:p text:style-name="P14"><text:span text:style-name="T12">13.1 variable1 → </text:span><text:span text:style-name="T13">[ </text:span><text:span text:style-name="T12">expression</text:span><text:span text:style-name="T13"> ] </text:span><text:span text:style-name="T12"><text:s/>| </text:span><text:span text:style-name="T13">epsilon</text:span></text:p>
      <text:p text:style-name="P16"/>
      <text:p text:style-name="P14"><text:span text:style-name="T14">14. expression_list →expression expression_list1</text:span></text:p>
      <text:p text:style-name="P14"><text:span text:style-name="T14">14.1 expression_list1 → </text:span><text:span text:style-name="T13">, </text:span><text:span text:style-name="T14">expression | </text:span><text:span text:style-name="T13">epsilon</text:span></text:p>
      <text:p text:style-name="P16"/>
      <text:p text:style-name="P14"><text:span text:style-name="T14">15. expression → simple_expression expression1</text:span></text:p>
      <text:p text:style-name="P14"><text:span text:style-name="T14">15.1 expression1 →</text:span><text:span text:style-name="T13">relop</text:span><text:span text:style-name="T14"> simple_expression | </text:span><text:span text:style-name="T13">epsilon</text:span></text:p>
      <text:p text:style-name="P16"/>
      <text:p text:style-name="P14"><text:span text:style-name="T14">16. simple_expression → term simple_expression1 | sign term simple_expression1</text:span></text:p>
      <text:p text:style-name="P14"><text:soft-page-break/><text:span text:style-name="T14">16.1 simple_expression1 → </text:span><text:span text:style-name="T13">addop</text:span><text:span text:style-name="T14"> term simple_expression1 | </text:span><text:span text:style-name="T13">epsilon</text:span></text:p>
      <text:p text:style-name="P16"/>
      <text:p text:style-name="P14"><text:span text:style-name="T14">17. term → factor term1</text:span></text:p>
      <text:p text:style-name="P14"><text:span text:style-name="T14">17.1 term1 → </text:span><text:span text:style-name="T13">multop </text:span><text:span text:style-name="T12">factor term1 </text:span><text:span text:style-name="T14">| </text:span><text:span text:style-name="T13">epsilon</text:span></text:p>
      <text:p text:style-name="P16"/>
      <text:p text:style-name="P14"><text:span text:style-name="T14">18. factor → </text:span><text:span text:style-name="T13">id </text:span><text:span text:style-name="T12">factor1</text:span><text:span text:style-name="T13"> <text:s/>| num</text:span><text:span text:style-name="T14"> | </text:span><text:span text:style-name="T13">(</text:span><text:span text:style-name="T14"> expression </text:span><text:span text:style-name="T13">) <text:s/></text:span><text:span text:style-name="T14">| </text:span><text:span text:style-name="T13">not </text:span><text:span text:style-name="T14">factor</text:span></text:p>
      <text:p text:style-name="P14"><text:span text:style-name="T14">18.1 factor1 → </text:span><text:span text:style-name="T13">( </text:span><text:span text:style-name="T14">expression_list</text:span><text:span text:style-name="T13"> ) | </text:span><text:span text:style-name="T12">variable1</text:span></text:p>
      <text:p text:style-name="P16"/>
      <text:p text:style-name="P14"><text:span text:style-name="T14">19. sign → </text:span><text:span text:style-name="T13">+</text:span><text:span text:style-name="T14"> | </text:span><text:span text:style-name="T13">-</text:span></text:p>
      <text:p text:style-name="P14"><text:span text:style-name="T13"/></text:p>
      <text:h text:style-name="P36" text:outline-level="3"/>
      <text:h text:style-name="P40" text:outline-level="3">First and Follow Sets</text:h>
      <text:p text:style-name="P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Production</text:p>
          </table:table-cell>
          <table:table-cell table:style-name="Table1.A1" office:value-type="string">
            <text:p text:style-name="P41">First</text:p>
          </table:table-cell>
          <table:table-cell table:style-name="Table1.C1" office:value-type="string">
            <text:p text:style-name="P41">Follow</text:p>
          </table:table-cell>
        </table:table-row>
        <table:table-row table:style-name="Table1.1">
          <table:table-cell table:style-name="Table1.A1" office:value-type="string">
            <text:p text:style-name="P41">1. program</text:p>
          </table:table-cell>
          <table:table-cell table:style-name="Table1.A1" office:value-type="string">
            <text:p text:style-name="P41">{<text:span text:style-name="T17">program</text:span>}</text:p>
          </table:table-cell>
          <table:table-cell table:style-name="Table1.C1" office:value-type="string">
            <text:p text:style-name="P41">{<text:span text:style-name="T16">$</text:span>}</text:p>
          </table:table-cell>
        </table:table-row>
        <table:table-row table:style-name="Table1.1">
          <table:table-cell table:style-name="Table1.A1" office:value-type="string">
            <text:p text:style-name="P41">1.1 program1</text:p>
          </table:table-cell>
          <table:table-cell table:style-name="Table1.A1" office:value-type="string">
            <text:p text:style-name="P41">{<text:span text:style-name="T16">var</text:span>, <text:span text:style-name="T16">function</text:span>, <text:span text:style-name="T16">begin</text:span>}</text:p>
          </table:table-cell>
          <table:table-cell table:style-name="Table1.C1" office:value-type="string">
            <text:p text:style-name="P41">{<text:span text:style-name="T16">$</text:span>}</text:p>
          </table:table-cell>
        </table:table-row>
        <table:table-row table:style-name="Table1.1">
          <table:table-cell table:style-name="Table1.A1" office:value-type="string">
            <text:p text:style-name="P41">1.1 program1_1</text:p>
          </table:table-cell>
          <table:table-cell table:style-name="Table1.A1" office:value-type="string">
            <text:p text:style-name="P41">{<text:span text:style-name="T16">function</text:span>, <text:span text:style-name="T16">begin</text:span>}</text:p>
          </table:table-cell>
          <table:table-cell table:style-name="Table1.C1" office:value-type="string">
            <text:p text:style-name="P41">{<text:span text:style-name="T16">$</text:span>}</text:p>
          </table:table-cell>
        </table:table-row>
        <table:table-row table:style-name="Table1.1">
          <table:table-cell table:style-name="Table1.A1" office:value-type="string">
            <text:p text:style-name="P41">2.<text:span text:style-name="T18"> identif</text:span>ier_list</text:p>
          </table:table-cell>
          <table:table-cell table:style-name="Table1.A1" office:value-type="string">
            <text:p text:style-name="P41">{<text:span text:style-name="T16">id</text:span>}</text:p>
          </table:table-cell>
          <table:table-cell table:style-name="Table1.C1" office:value-type="string">
            <text:p text:style-name="P41">{)}</text:p>
          </table:table-cell>
        </table:table-row>
        <table:table-row table:style-name="Table1.1">
          <table:table-cell table:style-name="Table1.A1" office:value-type="string">
            <text:p text:style-name="P41">2.1 <text:span text:style-name="T18">ident</text:span>ifier_list1</text:p>
          </table:table-cell>
          <table:table-cell table:style-name="Table1.A1" office:value-type="string">
            <text:p text:style-name="P41"><text:span text:style-name="T19">{</text:span><text:span text:style-name="T20">,</text:span><text:span text:style-name="T17"> </text:span><text:span text:style-name="T18">,</text:span> <text:span text:style-name="T16">epsilon</text:span> }</text:p>
          </table:table-cell>
          <table:table-cell table:style-name="Table1.C1" office:value-type="string">
            <text:p text:style-name="P41">{)}</text:p>
          </table:table-cell>
        </table:table-row>
        <table:table-row table:style-name="Table1.1">
          <table:table-cell table:style-name="Table1.A1" office:value-type="string">
            <text:p text:style-name="P41">3. declarations</text:p>
          </table:table-cell>
          <table:table-cell table:style-name="Table1.A1" office:value-type="string">
            <text:p text:style-name="P41">{<text:span text:style-name="T16">var</text:span>}</text:p>
          </table:table-cell>
          <table:table-cell table:style-name="Table1.C1" office:value-type="string">
            <text:p text:style-name="P41">{<text:span text:style-name="T16">function</text:span>, <text:span text:style-name="T16">begin</text:span>}</text:p>
          </table:table-cell>
        </table:table-row>
        <table:table-row table:style-name="Table1.1">
          <table:table-cell table:style-name="Table1.A1" office:value-type="string">
            <text:p text:style-name="P41">3.1 declarations1</text:p>
          </table:table-cell>
          <table:table-cell table:style-name="Table1.A1" office:value-type="string">
            <text:p text:style-name="P41">{<text:span text:style-name="T16">var</text:span>, <text:span text:style-name="T16">epsilon</text:span>}</text:p>
          </table:table-cell>
          <table:table-cell table:style-name="Table1.C1" office:value-type="string">
            <text:p text:style-name="P41">{<text:span text:style-name="T16">function</text:span>, <text:span text:style-name="T16">begin</text:span>}</text:p>
          </table:table-cell>
        </table:table-row>
        <table:table-row table:style-name="Table1.1">
          <table:table-cell table:style-name="Table1.A1" office:value-type="string">
            <text:p text:style-name="P41">4. type</text:p>
          </table:table-cell>
          <table:table-cell table:style-name="Table1.A1" office:value-type="string">
            <text:p text:style-name="P41">{<text:span text:style-name="T16">integer</text:span>, <text:span text:style-name="T16">real</text:span>, <text:span text:style-name="T16">array</text:span>}</text:p>
          </table:table-cell>
          <table:table-cell table:style-name="Table1.C1" office:value-type="string">
            <text:p text:style-name="P41"><text:bookmark-start text:name="__DdeLink__400_1130452762"/>{<text:span text:style-name="T16">;</text:span> , <text:bookmark-end text:name="__DdeLink__400_1130452762"/>)}</text:p>
          </table:table-cell>
        </table:table-row>
        <table:table-row table:style-name="Table1.1">
          <table:table-cell table:style-name="Table1.A1" office:value-type="string">
            <text:p text:style-name="P41">5. standard_type</text:p>
          </table:table-cell>
          <table:table-cell table:style-name="Table1.A1" office:value-type="string">
            <text:p text:style-name="P41">{<text:span text:style-name="T16">integer</text:span>, <text:span text:style-name="T16">real</text:span>}</text:p>
          </table:table-cell>
          <table:table-cell table:style-name="Table1.C1" office:value-type="string">
            <text:p text:style-name="P41">{<text:span text:style-name="T16">;</text:span> , )}</text:p>
          </table:table-cell>
        </table:table-row>
        <table:table-row table:style-name="Table1.1">
          <table:table-cell table:style-name="Table1.A1" office:value-type="string">
            <text:p text:style-name="P41">6. subprogram_declarations</text:p>
          </table:table-cell>
          <table:table-cell table:style-name="Table1.A1" office:value-type="string">
            <text:p text:style-name="P41">{<text:span text:style-name="T16">function</text:span>}</text:p>
          </table:table-cell>
          <table:table-cell table:style-name="Table1.C1" office:value-type="string">
            <text:p text:style-name="P41">{<text:span text:style-name="T16">begin</text:span>}</text:p>
          </table:table-cell>
        </table:table-row>
        <table:table-row table:style-name="Table1.1">
          <table:table-cell table:style-name="Table1.A1" office:value-type="string">
            <text:p text:style-name="P41">6.1 subprogram_declarations1</text:p>
          </table:table-cell>
          <table:table-cell table:style-name="Table1.A1" office:value-type="string">
            <text:p text:style-name="P41">{<text:span text:style-name="T16">function</text:span>, <text:span text:style-name="T16">epsilon</text:span>}</text:p>
          </table:table-cell>
          <table:table-cell table:style-name="Table1.C1" office:value-type="string">
            <text:p text:style-name="P41">{<text:span text:style-name="T16">begin</text:span>}</text:p>
          </table:table-cell>
        </table:table-row>
        <table:table-row table:style-name="Table1.1">
          <table:table-cell table:style-name="Table1.A1" office:value-type="string">
            <text:p text:style-name="P41">7. subprogram_declaration</text:p>
          </table:table-cell>
          <table:table-cell table:style-name="Table1.A1" office:value-type="string">
            <text:p text:style-name="P41">{<text:span text:style-name="T16">function</text:span>}</text:p>
          </table:table-cell>
          <table:table-cell table:style-name="Table1.C1" office:value-type="string">
            <text:p text:style-name="P41">{<text:span text:style-name="T16">;</text:span>}</text:p>
          </table:table-cell>
        </table:table-row>
        <table:table-row table:style-name="Table1.1">
          <table:table-cell table:style-name="Table1.A1" office:value-type="string">
            <text:p text:style-name="P41">7.1 subprogram_declaration1</text:p>
          </table:table-cell>
          <table:table-cell table:style-name="Table1.A1" office:value-type="string">
            <text:p text:style-name="P41">{<text:span text:style-name="T16">var</text:span><text:span text:style-name="T18">, </text:span><text:span text:style-name="T17">function</text:span><text:span text:style-name="T18">, </text:span><text:span text:style-name="T17">begin</text:span>}</text:p>
          </table:table-cell>
          <table:table-cell table:style-name="Table1.C1" office:value-type="string">
            <text:p text:style-name="P41">{<text:span text:style-name="T16">;</text:span>}</text:p>
          </table:table-cell>
        </table:table-row>
        <table:table-row table:style-name="Table1.1">
          <table:table-cell table:style-name="Table1.A1" office:value-type="string">
            <text:p text:style-name="P41">7.1.1 subprogram_declaration1_1</text:p>
          </table:table-cell>
          <table:table-cell table:style-name="Table1.A1" office:value-type="string">
            <text:p text:style-name="P41">{<text:span text:style-name="T16">function</text:span><text:span text:style-name="T18">, </text:span><text:span text:style-name="T17">begin</text:span>}</text:p>
          </table:table-cell>
          <table:table-cell table:style-name="Table1.C1" office:value-type="string">
            <text:p text:style-name="P41">{<text:span text:style-name="T16">;</text:span>}</text:p>
          </table:table-cell>
        </table:table-row>
        <table:table-row table:style-name="Table1.1">
          <table:table-cell table:style-name="Table1.A1" office:value-type="string">
            <text:p text:style-name="P41">8. subprogram_head</text:p>
          </table:table-cell>
          <table:table-cell table:style-name="Table1.A1" office:value-type="string">
            <text:p text:style-name="P41">{<text:span text:style-name="T16">function</text:span>}</text:p>
          </table:table-cell>
          <table:table-cell table:style-name="Table1.C1" office:value-type="string">
            <text:p text:style-name="P41">{<text:span text:style-name="T16">var</text:span><text:span text:style-name="T18">, </text:span><text:span text:style-name="T17">function</text:span><text:span text:style-name="T18">, </text:span><text:span text:style-name="T17">begin</text:span>}</text:p>
          </table:table-cell>
        </table:table-row>
        <table:table-row table:style-name="Table1.1">
          <table:table-cell table:style-name="Table1.A1" office:value-type="string">
            <text:p text:style-name="P41">8.1 subprogram_head1</text:p>
          </table:table-cell>
          <table:table-cell table:style-name="Table1.A1" office:value-type="string">
            <text:p text:style-name="P41">{(, :}</text:p>
          </table:table-cell>
          <table:table-cell table:style-name="Table1.C1" office:value-type="string">
            <text:p text:style-name="P41">{<text:span text:style-name="T16">var</text:span>}</text:p>
          </table:table-cell>
        </table:table-row>
        <table:table-row table:style-name="Table1.1">
          <table:table-cell table:style-name="Table1.A1" office:value-type="string">
            <text:p text:style-name="P41">9. parameter_list</text:p>
          </table:table-cell>
          <table:table-cell table:style-name="Table1.A1" office:value-type="string">
            <text:p text:style-name="P41">{<text:span text:style-name="T16">id</text:span>}</text:p>
          </table:table-cell>
          <table:table-cell table:style-name="Table1.C1" office:value-type="string">
            <text:p text:style-name="P41">{)}</text:p>
          </table:table-cell>
        </table:table-row>
        <table:table-row table:style-name="Table1.1">
          <table:table-cell table:style-name="Table1.A1" office:value-type="string">
            <text:p text:style-name="P41">9.1 parameter_list1</text:p>
          </table:table-cell>
          <table:table-cell table:style-name="Table1.A1" office:value-type="string">
            <text:p text:style-name="P41">{<text:span text:style-name="T16">;</text:span> , <text:span text:style-name="T16">epsilon</text:span>}</text:p>
          </table:table-cell>
          <table:table-cell table:style-name="Table1.C1" office:value-type="string">
            <text:p text:style-name="P41">{)}</text:p>
          </table:table-cell>
        </table:table-row>
        <table:table-row table:style-name="Table1.1">
          <table:table-cell table:style-name="Table1.A1" office:value-type="string">
            <text:p text:style-name="P41">10. compound_statement</text:p>
          </table:table-cell>
          <table:table-cell table:style-name="Table1.A1" office:value-type="string">
            <text:p text:style-name="P41">{<text:span text:style-name="T16">begin</text:span>}</text:p>
          </table:table-cell>
          <table:table-cell table:style-name="Table1.C1" office:value-type="string">
            <text:p text:style-name="P41">{<text:span text:style-name="T17">.</text:span> , <text:span text:style-name="T17">;</text:span> , <text:span text:style-name="T16">else</text:span><text:span text:style-name="T18">, </text:span><text:span text:style-name="T17">end</text:span>}</text:p>
          </table:table-cell>
        </table:table-row>
        <table:table-row table:style-name="Table1.1">
          <table:table-cell table:style-name="Table1.A1" office:value-type="string">
            <text:p text:style-name="P41">10.1 compound_statement1</text:p>
          </table:table-cell>
          <table:table-cell table:style-name="Table1.A1" office:value-type="string">
            <text:p text:style-name="P41">{<text:span text:style-name="T16">id</text:span>, <text:span text:style-name="T16">begin</text:span>, <text:span text:style-name="T16">if</text:span>, <text:span text:style-name="T16">while</text:span>}</text:p>
          </table:table-cell>
          <table:table-cell table:style-name="Table1.C1" office:value-type="string">
            <text:p text:style-name="P41">{<text:span text:style-name="T17">.</text:span> , <text:span text:style-name="T17">;</text:span> , <text:span text:style-name="T16">else</text:span><text:span text:style-name="T18">, </text:span><text:span text:style-name="T17">end</text:span>}</text:p>
          </table:table-cell>
        </table:table-row>
        <table:table-row table:style-name="Table1.1">
          <table:table-cell table:style-name="Table1.A1" office:value-type="string">
            <text:p text:style-name="P41">11. statement_list</text:p>
          </table:table-cell>
          <table:table-cell table:style-name="Table1.A1" office:value-type="string">
            <text:p text:style-name="P41">{<text:span text:style-name="T16">id</text:span>, <text:span text:style-name="T16">begin</text:span>, <text:span text:style-name="T16">if</text:span>, <text:span text:style-name="T16">while</text:span>}</text:p>
          </table:table-cell>
          <table:table-cell table:style-name="Table1.C1" office:value-type="string">
            <text:p text:style-name="P41">{<text:span text:style-name="T16">end</text:span>}</text:p>
          </table:table-cell>
        </table:table-row>
        <table:table-row table:style-name="Table1.1">
          <table:table-cell table:style-name="Table1.A1" office:value-type="string">
            <text:p text:style-name="P41">11.1 statement_list1</text:p>
          </table:table-cell>
          <table:table-cell table:style-name="Table1.A1" office:value-type="string">
            <text:p text:style-name="P41">{<text:span text:style-name="T16">;</text:span> , <text:span text:style-name="T16">epsilon</text:span>}</text:p>
          </table:table-cell>
          <table:table-cell table:style-name="Table1.C1" office:value-type="string">
            <text:p text:style-name="P41">{<text:span text:style-name="T16">end</text:span>}</text:p>
          </table:table-cell>
        </table:table-row>
        <table:table-row table:style-name="Table1.1">
          <table:table-cell table:style-name="Table1.A1" office:value-type="string">
            <text:p text:style-name="P41">12. statement</text:p>
          </table:table-cell>
          <table:table-cell table:style-name="Table1.A1" office:value-type="string">
            <text:p text:style-name="P41">{<text:span text:style-name="T16">id</text:span>, <text:span text:style-name="T16">begin</text:span>, <text:span text:style-name="T16">if</text:span>, <text:span text:style-name="T16">while</text:span>}</text:p>
          </table:table-cell>
          <table:table-cell table:style-name="Table1.C1" office:value-type="string">
            <text:p text:style-name="P41">{<text:span text:style-name="T16">;</text:span> , <text:span text:style-name="T16">else</text:span><text:span text:style-name="T18">, </text:span><text:span text:style-name="T17">end</text:span>}</text:p>
          </table:table-cell>
        </table:table-row>
        <table:table-row table:style-name="Table1.1">
          <table:table-cell table:style-name="Table1.A1" office:value-type="string">
            <text:p text:style-name="P41">12.1 statement1</text:p>
          </table:table-cell>
          <table:table-cell table:style-name="Table1.A1" office:value-type="string">
            <text:p text:style-name="P41">{<text:span text:style-name="T16">else</text:span>, <text:span text:style-name="T16">epsilon</text:span>}</text:p>
          </table:table-cell>
          <table:table-cell table:style-name="Table1.C1" office:value-type="string">
            <text:p text:style-name="P41">{<text:bookmark-start text:name="__DdeLink__1199_1074730525"/><text:span text:style-name="T16">;</text:span> , <text:span text:style-name="T16">else</text:span><text:span text:style-name="T18">, </text:span><text:span text:style-name="T17">end</text:span><text:bookmark-end text:name="__DdeLink__1199_1074730525"/>}</text:p>
          </table:table-cell>
        </table:table-row>
        <table:table-row table:style-name="Table1.1">
          <table:table-cell table:style-name="Table1.A1" office:value-type="string">
            <text:p text:style-name="P41">13. variable</text:p>
          </table:table-cell>
          <table:table-cell table:style-name="Table1.A1" office:value-type="string">
            <text:p text:style-name="P41">{<text:span text:style-name="T16">id</text:span>}</text:p>
          </table:table-cell>
          <table:table-cell table:style-name="Table1.C1" office:value-type="string">
            <text:p text:style-name="P41">{<text:span text:style-name="T16">assignop</text:span>}</text:p>
          </table:table-cell>
        </table:table-row>
        <table:table-row table:style-name="Table1.1">
          <table:table-cell table:style-name="Table1.A1" office:value-type="string">
            <text:p text:style-name="P41">13.1 variable1</text:p>
          </table:table-cell>
          <table:table-cell table:style-name="Table1.A1" office:value-type="string">
            <text:p text:style-name="P41">{<text:span text:style-name="T16">[</text:span> , <text:span text:style-name="T16">epsilon</text:span>}</text:p>
          </table:table-cell>
          <table:table-cell table:style-name="Table1.C1" office:value-type="string">
            <text:p text:style-name="P41">{<text:span text:style-name="T16">assignop</text:span>, <text:span text:style-name="T16">multop</text:span>, <text:span text:style-name="T16">addop</text:span>, <text:span text:style-name="T16">relop</text:span>,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span text:style-name="T18">, </text:span><text:span text:style-name="T17">;</text:span>}</text:p>
          </table:table-cell>
        </table:table-row>
        <table:table-row table:style-name="Table1.1">
          <table:table-cell table:style-name="Table1.A1" office:value-type="string">
            <text:p text:style-name="P41">14. expression_list</text:p>
          </table:table-cell>
          <table:table-cell table:style-name="Table1.A1" office:value-type="string">
            <text:p text:style-name="P41">{<text:span text:style-name="T16">id</text:span>, <text:span text:style-name="T16">num</text:span>, (, <text:span text:style-name="T16">not</text:span> , <text:span text:style-name="T16">+</text:span>, <text:span text:style-name="T16">-</text:span>}</text:p>
          </table:table-cell>
          <table:table-cell table:style-name="Table1.C1" office:value-type="string">
            <text:p text:style-name="P41">{)}</text:p>
          </table:table-cell>
        </table:table-row>
        <table:table-row table:style-name="Table1.1">
          <table:table-cell table:style-name="Table1.A1" office:value-type="string">
            <text:p text:style-name="P41">14.1 expression_list1</text:p>
          </table:table-cell>
          <table:table-cell table:style-name="Table1.A1" office:value-type="string">
            <text:p text:style-name="P41">{<text:span text:style-name="T20">,</text:span> , <text:span text:style-name="T16">epsilon</text:span>}</text:p>
          </table:table-cell>
          <table:table-cell table:style-name="Table1.C1" office:value-type="string">
            <text:p text:style-name="P41">{)}</text:p>
          </table:table-cell>
        </table:table-row>
        <table:table-row table:style-name="Table1.1">
          <table:table-cell table:style-name="Table1.A1" office:value-type="string">
            <text:p text:style-name="P41">15. expression</text:p>
          </table:table-cell>
          <table:table-cell table:style-name="Table1.A1" office:value-type="string">
            <text:p text:style-name="P41">{<text:span text:style-name="T16">id</text:span>, <text:span text:style-name="T16">num</text:span>, (, <text:span text:style-name="T16">not</text:span> , <text:span text:style-name="T16">+</text:span>, <text:span text:style-name="T16">-</text:span>}</text:p>
          </table:table-cell>
          <table:table-cell table:style-name="Table1.C1" office:value-type="string">
            <text:p text:style-name="P41">{<text:span text:style-name="T16">else</text:span><text:span text:style-name="T18">, </text:span><text:span text:style-name="T17">end</text:span>, <text:span text:style-name="T16">then</text:span>, <text:span text:style-name="T16">do</text:span>, <text:span text:style-name="T17">]</text:span>, <text:span text:style-name="T20">, </text:span>, <text:span text:style-name="T17">)</text:span><text:span text:style-name="T18">, </text:span><text:span text:style-name="T17">;</text:span>}</text:p>
          </table:table-cell>
        </table:table-row>
        <text:soft-page-break/>
        <table:table-row table:style-name="Table1.1">
          <table:table-cell table:style-name="Table1.A1" office:value-type="string">
            <text:p text:style-name="P41">15.1 expression1</text:p>
          </table:table-cell>
          <table:table-cell table:style-name="Table1.A1" office:value-type="string">
            <text:p text:style-name="P41">{<text:span text:style-name="T16">relop</text:span>, <text:span text:style-name="T16">epsilon</text:span>}</text:p>
          </table:table-cell>
          <table:table-cell table:style-name="Table1.C1" office:value-type="string">
            <text:p text:style-name="P41">{<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6. simple_expression</text:p>
          </table:table-cell>
          <table:table-cell table:style-name="Table1.A1" office:value-type="string">
            <text:p text:style-name="P41">{<text:span text:style-name="T16">id</text:span>, <text:span text:style-name="T16">num</text:span>, (, <text:span text:style-name="T16">not</text:span> , <text:span text:style-name="T16">+</text:span>, <text:span text:style-name="T16">-</text:span>}</text:p>
          </table:table-cell>
          <table:table-cell table:style-name="Table1.C1" office:value-type="string">
            <text:p text:style-name="P41">{<text:span text:style-name="T16">relop</text:span>, <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6.1 simple_expression1</text:p>
          </table:table-cell>
          <table:table-cell table:style-name="Table1.A1" office:value-type="string">
            <text:p text:style-name="P41">{<text:span text:style-name="T16">addop</text:span>, <text:span text:style-name="T16">epsilon</text:span>}</text:p>
          </table:table-cell>
          <table:table-cell table:style-name="Table1.C1" office:value-type="string">
            <text:p text:style-name="P41">{<text:span text:style-name="T16">relop</text:span>, <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7. term</text:p>
          </table:table-cell>
          <table:table-cell table:style-name="Table1.A1" office:value-type="string">
            <text:p text:style-name="P41">{<text:span text:style-name="T16">id</text:span>, <text:span text:style-name="T16">num</text:span>, (, <text:span text:style-name="T16">not</text:span> }</text:p>
          </table:table-cell>
          <table:table-cell table:style-name="Table1.C1" office:value-type="string">
            <text:p text:style-name="P41">{<text:span text:style-name="T16">addop</text:span>, <text:span text:style-name="T16">relop</text:span>, <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7. term1</text:p>
          </table:table-cell>
          <table:table-cell table:style-name="Table1.A1" office:value-type="string">
            <text:p text:style-name="P41">{<text:span text:style-name="T16">multop</text:span>, <text:span text:style-name="T16">epsilon</text:span>}</text:p>
          </table:table-cell>
          <table:table-cell table:style-name="Table1.C1" office:value-type="string">
            <text:p text:style-name="P41">{<text:span text:style-name="T16">addop</text:span>, <text:span text:style-name="T16">relop</text:span>, <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8. factor</text:p>
          </table:table-cell>
          <table:table-cell table:style-name="Table1.A1" office:value-type="string">
            <text:p text:style-name="P41">{<text:span text:style-name="T16">id</text:span>, <text:span text:style-name="T16">num</text:span>, (, <text:span text:style-name="T16">not</text:span> }</text:p>
          </table:table-cell>
          <table:table-cell table:style-name="Table1.C1" office:value-type="string">
            <text:p text:style-name="P41">{<text:span text:style-name="T16">multop</text:span>, <text:span text:style-name="T16">addop</text:span>, <text:span text:style-name="T16">relop</text:span>, <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8.1 factor1</text:p>
          </table:table-cell>
          <table:table-cell table:style-name="Table1.A1" office:value-type="string">
            <text:p text:style-name="P41">{(, <text:span text:style-name="T16">[</text:span>, <text:span text:style-name="T16">epsilon</text:span>}</text:p>
          </table:table-cell>
          <table:table-cell table:style-name="Table1.C1" office:value-type="string">
            <text:p text:style-name="P41">{<text:span text:style-name="T16">multop</text:span>, <text:span text:style-name="T16">addop</text:span>, <text:span text:style-name="T16">relop</text:span>, <text:span text:style-name="T16">;</text:span> , <text:span text:style-name="T16">else</text:span><text:span text:style-name="T18">, </text:span><text:span text:style-name="T17">end</text:span>, <text:span text:style-name="T16">then</text:span>, <text:span text:style-name="T16">do</text:span>, <text:span text:style-name="T17">]</text:span>, <text:span text:style-name="T20">,</text:span>, <text:s/><text:span text:style-name="T17">)</text:span>}</text:p>
          </table:table-cell>
        </table:table-row>
        <table:table-row table:style-name="Table1.1">
          <table:table-cell table:style-name="Table1.A1" office:value-type="string">
            <text:p text:style-name="P41">19. sign</text:p>
          </table:table-cell>
          <table:table-cell table:style-name="Table1.A1" office:value-type="string">
            <text:p text:style-name="P41">{<text:span text:style-name="T16">+</text:span>, <text:span text:style-name="T16">-</text:span>}</text:p>
          </table:table-cell>
          <table:table-cell table:style-name="Table1.C1" office:value-type="string">
            <text:p text:style-name="P41">{<text:span text:style-name="T16">id</text:span>, <text:span text:style-name="T16">num</text:span>, <text:span text:style-name="T17">(</text:span>, <text:span text:style-name="T16">not</text:span> }</text:p>
          </table:table-cell>
        </table:table-row>
      </table:table>
      <text:h text:style-name="P38" text:outline-level="3"/>
      <text:h text:style-name="P29" text:outline-level="1"/>
      <text:h text:style-name="P31" text:outline-level="1"><text:span text:style-name="T21">Appendix I: Sample Inputs and Outputs</text:span></text:h>
      <text:h text:style-name="P42" text:outline-level="2">Input</text:h>
      <text:h text:style-name="P32" text:outline-level="3"><text:span text:style-name="T8">Syntacticly Valid</text:span> Program</text:h>
      <text:p text:style-name="P18"/>
      <text:p text:style-name="P18">program fullProg(xVar, yVar);</text:p>
      <text:p text:style-name="P18"><text:tab/>var x: integer;</text:p>
      <text:p text:style-name="P18"><text:tab/>var y: integer;</text:p>
      <text:p text:style-name="P18"><text:tab/>var z: real;</text:p>
      <text:p text:style-name="P18"><text:tab/>var someArray: array[1..5] of real; {inline comment}</text:p>
      <text:p text:style-name="P18"><text:tab/></text:p>
      <text:p text:style-name="P18"><text:tab/>function gcd (a: integer; b : integer) : integer;</text:p>
      <text:p text:style-name="P18"><text:tab/>begin</text:p>
      <text:p text:style-name="P18"><text:tab/><text:tab/>if b = 0 then gcd:=a {ensure that gcd id is the same throughout}</text:p>
      <text:p text:style-name="P18"><text:tab/><text:tab/>else gcd := gcd(b, a mod b)</text:p>
      <text:p text:style-name="P18"><text:tab/>end;</text:p>
      <text:p text:style-name="P18"/>
      <text:p text:style-name="P18"/>
      <text:p text:style-name="P18"><text:tab/>function aProc (w: integer) : integer;</text:p>
      <text:p text:style-name="P18"><text:tab/><text:tab/>begin</text:p>
      <text:p text:style-name="P18"><text:tab/><text:tab/><text:tab/>w := x div y;</text:p>
      <text:p text:style-name="P18"><text:tab/><text:tab/><text:tab/>while <text:s/>w &gt; 0 do</text:p>
      <text:p text:style-name="P18"><text:tab/><text:tab/><text:tab/><text:tab/>begin</text:p>
      <text:p text:style-name="P18"><text:tab/><text:tab/><text:tab/><text:tab/><text:tab/>w := w - 1;</text:p>
      <text:p text:style-name="P18"><text:tab/><text:tab/><text:tab/><text:tab/><text:tab/>if x &lt;&gt; 0 then x := x + 1 else z := z/2.0;</text:p>
      <text:p text:style-name="P18"><text:tab/><text:tab/><text:tab/><text:tab/><text:tab/>if not((10 mod 3) &lt;= 3) then x:=2*5 else z:=5.2;</text:p>
      <text:p text:style-name="P18"><text:tab/><text:tab/><text:tab/><text:tab/><text:tab/>if 10&gt;=3 then x:=2*5 else z:=5.2;</text:p>
      <text:p text:style-name="P18"><text:tab/><text:tab/><text:tab/><text:tab/><text:tab/>if 6&gt;5 <text:s/>then x:=2*5 else z:=5.2;</text:p>
      <text:p text:style-name="P18"><text:tab/><text:tab/><text:tab/><text:tab/><text:tab/>if 6&lt;5 <text:s/>then x:=2*5 else z:=5.2;</text:p>
      <text:p text:style-name="P18"><text:tab/><text:tab/><text:tab/><text:tab/><text:tab/>if 10&lt;=3 then x:=2*5 else z:=5.2;</text:p>
      <text:p text:style-name="P18"><text:tab/><text:tab/><text:tab/><text:tab/><text:tab/>x := 4 or 5</text:p>
      <text:p text:style-name="P18"><text:tab/><text:tab/><text:tab/><text:tab/>end</text:p>
      <text:p text:style-name="P18"><text:tab/><text:tab/>end;</text:p>
      <text:p text:style-name="P18"><text:tab/></text:p>
      <text:p text:style-name="P18"><text:tab/>begin</text:p>
      <text:p text:style-name="P18"><text:tab/><text:tab/>x := 17;</text:p>
      <text:p text:style-name="P18"><text:tab/><text:tab/>y :=-4;</text:p>
      <text:p text:style-name="P18"><text:tab/><text:tab/>y := gcd(x, y);</text:p>
      <text:p text:style-name="P18"><text:tab/><text:tab/>x := aProc(x)</text:p>
      <text:p text:style-name="P18"><text:tab/>end</text:p>
      <text:p text:style-name="P18">{this is a comment}</text:p>
      <text:p text:style-name="P18">.</text:p>
      <text:h text:style-name="P33" text:outline-level="3"><text:span text:style-name="T6">Syntacticaly Invalid</text:span> Program</text:h>
      <text:p text:style-name="P22">program fullProg;</text:p>
      <text:p text:style-name="P22"><text:tab/>var x</text:p>
      <text:p text:style-name="P22"><text:tab/>y: integer;</text:p>
      <text:p text:style-name="P22"><text:tab/>var z real;</text:p>
      <text:p text:style-name="P22"><text:tab/>var someArray: array[1 5] of real; {inline comment}</text:p>
      <text:p text:style-name="P22"><text:tab/></text:p>
      <text:p text:style-name="P22"><text:tab/>gcd (a: integer b : integer) : integer;</text:p>
      <text:p text:style-name="P22"><text:tab/>begin</text:p>
      <text:p text:style-name="P22"><text:tab/><text:tab/>if b = 0 then gcd:=a</text:p>
      <text:p text:style-name="P22"><text:soft-page-break/><text:tab/><text:tab/>else gcd := gcd(b, a mod b)</text:p>
      <text:p text:style-name="P22"><text:tab/>end;</text:p>
      <text:p text:style-name="P22"/>
      <text:p text:style-name="P22"><text:tab/>function aProc (w integer);</text:p>
      <text:p text:style-name="P22"><text:tab/><text:tab/><text:tab/>w := x div y;</text:p>
      <text:p text:style-name="P22"><text:tab/><text:tab/><text:tab/>while <text:s/>w &gt; 0 do</text:p>
      <text:p text:style-name="P22"><text:tab/><text:tab/><text:tab/><text:tab/>begin</text:p>
      <text:p text:style-name="P22"><text:tab/><text:tab/><text:tab/><text:tab/><text:tab/>w := w - 1;</text:p>
      <text:p text:style-name="P22"><text:tab/><text:tab/><text:tab/><text:tab/><text:tab/>if x &lt;&gt; 0 then x := x + 1 else z := z/;</text:p>
      <text:p text:style-name="P22"><text:tab/><text:tab/><text:tab/><text:tab/><text:tab/>if not((10 var 3) &lt;= 3 then x:=2*5 else z:=5.2;</text:p>
      <text:p text:style-name="P22"><text:tab/><text:tab/><text:tab/><text:tab/><text:tab/>if 10&gt;=3 ; x:=2*5 else z=5.2;</text:p>
      <text:p text:style-name="P22"><text:tab/><text:tab/><text:tab/><text:tab/><text:tab/>if 6&gt;5 <text:s/>then x:=2*5 and else z:=5.2;</text:p>
      <text:p text:style-name="P22"><text:tab/><text:tab/><text:tab/><text:tab/><text:tab/>if 6&lt;5 <text:s/>then x:=2*5 else z:=5.E;</text:p>
      <text:p text:style-name="P22"><text:tab/><text:tab/><text:tab/><text:tab/><text:tab/>if 10&lt;=3 * then x:=2*5 else z:=5.2;</text:p>
      <text:p text:style-name="P22"><text:tab/><text:tab/><text:tab/><text:tab/><text:tab/>x := div</text:p>
      <text:p text:style-name="P22"><text:tab/><text:tab/><text:tab/><text:tab/>end<text:tab/></text:p>
      <text:p text:style-name="P22"><text:tab/>begin</text:p>
      <text:p text:style-name="P22"><text:tab/><text:tab/>x := 17; ;</text:p>
      <text:p text:style-name="P22"><text:tab/><text:tab/>y :=-</text:p>
      <text:p text:style-name="P22"><text:tab/><text:tab/>y := gcd(x, y);</text:p>
      <text:p text:style-name="P22"><text:tab/><text:tab/>x := aProc(x)</text:p>
      <text:p text:style-name="P22"><text:tab/>end</text:p>
      <text:p text:style-name="P4"/>
      <text:h text:style-name="P34" text:outline-level="3">Mix of Syntacticly Valid and Syntacticly Invalid statements</text:h>
      <text:p text:style-name="P21"/>
      <text:p text:style-name="P21">program fullProg(xVar, yVar);</text:p>
      <text:p text:style-name="P21"><text:tab/>var x</text:p>
      <text:p text:style-name="P21"><text:tab/>y: integer;</text:p>
      <text:p text:style-name="P21"><text:tab/>var z: real;</text:p>
      <text:p text:style-name="P21"><text:tab/>var someArray: array[1..5] of real; {inline comment}</text:p>
      <text:p text:style-name="P21"><text:tab/></text:p>
      <text:p text:style-name="P21"><text:tab/>function gcd (a: integer; b : integer) : integer;</text:p>
      <text:p text:style-name="P21"><text:tab/>begin</text:p>
      <text:p text:style-name="P21"><text:tab/><text:tab/>if b = 0 then gcd:=a {ensure that gcd id is the same throughout}</text:p>
      <text:p text:style-name="P21"><text:tab/><text:tab/>else gcd := gcd(b, a mod b)</text:p>
      <text:p text:style-name="P21"><text:tab/>end;</text:p>
      <text:p text:style-name="P21"/>
      <text:p text:style-name="P21"/>
      <text:p text:style-name="P21"><text:tab/>function aProc (w integer);</text:p>
      <text:p text:style-name="P21"><text:tab/><text:tab/><text:tab/>w := x div y;</text:p>
      <text:p text:style-name="P21"><text:tab/><text:tab/><text:tab/>while <text:s/>w &gt; 0 do</text:p>
      <text:p text:style-name="P21"><text:tab/><text:tab/><text:tab/><text:tab/>begin</text:p>
      <text:p text:style-name="P21"><text:tab/><text:tab/><text:tab/><text:tab/><text:tab/>w := w - 1;</text:p>
      <text:p text:style-name="P21"><text:tab/><text:tab/><text:tab/><text:tab/><text:tab/>if x &lt;&gt; 0 then x := x + 1 else z := z/2.0;</text:p>
      <text:p text:style-name="P21"><text:tab/><text:tab/><text:tab/><text:tab/><text:tab/>if not((10 mod 3) &lt;= 3 then x:=2*5 else z:=5.2;</text:p>
      <text:p text:style-name="P21"><text:tab/><text:tab/><text:tab/><text:tab/><text:tab/>if 10&gt;=3 then x:=2*5 else z:=5.2;</text:p>
      <text:p text:style-name="P21"><text:tab/><text:tab/><text:tab/><text:tab/><text:tab/>if 6&gt;5 <text:s/>then x:=2*5 else z:=5.2;</text:p>
      <text:p text:style-name="P21"><text:tab/><text:tab/><text:tab/><text:tab/><text:tab/>if 6&lt;5 <text:s/>then x:=2*5 else z:=5.2;</text:p>
      <text:p text:style-name="P21"><text:tab/><text:tab/><text:tab/><text:tab/><text:tab/>if 10&lt;=3 then x:=2*5 else z:=5.2;</text:p>
      <text:p text:style-name="P21"><text:tab/><text:tab/><text:tab/><text:tab/><text:tab/>x := 4 or 5</text:p>
      <text:p text:style-name="P21"><text:tab/><text:tab/><text:tab/><text:tab/>end<text:tab/></text:p>
      <text:p text:style-name="P21"><text:soft-page-break/><text:tab/>begin</text:p>
      <text:p text:style-name="P21"><text:tab/><text:tab/>x := 17; ;</text:p>
      <text:p text:style-name="P21"><text:tab/><text:tab/>y :=-4;</text:p>
      <text:p text:style-name="P21"><text:tab/><text:tab/>y := gcd(x, y);</text:p>
      <text:p text:style-name="P21"><text:tab/><text:tab/>x := aProc(x)</text:p>
      <text:p text:style-name="P21"><text:tab/>end</text:p>
      <text:p text:style-name="P21">{this is a comment}</text:p>
      <text:p text:style-name="P21">.</text:p>
      <text:p text:style-name="P2"/>
      <text:h text:style-name="P43" text:outline-level="2">Output</text:h>
      <text:h text:style-name="P35" text:outline-level="3">Valid Syntax output</text:h>
      <text:p text:style-name="P24"><text:span text:style-name="T4">lexical analysis is complete</text:span></text:p>
      <text:p text:style-name="P24"><text:span text:style-name="T4">Parsing is complete</text:span><text:span text:style-name="T1"> <text:s text:c="12"/></text:span><text:s text:c="9"/></text:p>
      <text:h text:style-name="P35" text:outline-level="3">Invalid Syntax output</text:h>
      <text:p text:style-name="P23">lexical analysis is complete</text:p>
      <text:p text:style-name="P23">Syntax error! expecting (, got ;</text:p>
      <text:p text:style-name="P23">Syntax error! expecting identifier_list, got var</text:p>
      <text:p text:style-name="P23">Syntax error! expecting identifier_list1, got y</text:p>
      <text:p text:style-name="P23">Syntax error! expecting identifier_list1, got var</text:p>
      <text:p text:style-name="P23">Syntax error! expecting identifier_list1, got var</text:p>
      <text:p text:style-name="P23">Syntax error! expecting identifier_list1, got gcd</text:p>
      <text:p text:style-name="P23">Syntax error! expecting ;, got :</text:p>
      <text:p text:style-name="P23">Syntax error! expecting program1, got integer</text:p>
      <text:p text:style-name="P23">Syntax error! expecting ., got ;</text:p>
      <text:p text:style-name="P23">Syntax error! expecting EOF, got KEYWORD</text:p>
      <text:p text:style-name="P23">Parsing is complete</text:p>
      <text:h text:style-name="P35" text:outline-level="3">Mixed Syntax output</text:h>
      <text:p text:style-name="P20">lexical analysis is complete</text:p>
      <text:p text:style-name="P20">Syntax error! expecting :, got y</text:p>
      <text:p text:style-name="P20">Syntax error! expecting type, got :</text:p>
      <text:p text:style-name="P20">Syntax error! expecting :, got integer</text:p>
      <text:p text:style-name="P20">Syntax error! expecting type, got )</text:p>
      <text:p text:style-name="P20">Syntax error! expecting :, got ;</text:p>
      <text:p text:style-name="P20">Syntax error! expecting standard_type, got w</text:p>
      <text:p text:style-name="P20">Syntax error! expecting subprogram_declaration1, got while</text:p>
      <text:p text:style-name="P20">Syntax error! expecting ), got then</text:p>
      <text:p text:style-name="P20">Syntax error! expecting term1, got x</text:p>
      <text:p text:style-name="P20">Syntax error! expecting then, got else</text:p>
      <text:p text:style-name="P20">Syntax error! expecting ;, got begin</text:p>
      <text:p text:style-name="P20">Syntax error! expecting subprogram_declarations1, got x</text:p>
      <text:p text:style-name="P20">Syntax error! expecting subprogram_declarations1, got ;</text:p>
      <text:p text:style-name="P20">Syntax error! expecting subprogram_declarations1, got y</text:p>
      <text:p text:style-name="P20">Syntax error! expecting subprogram_declarations1, got y</text:p>
      <text:p text:style-name="P20">Syntax error! expecting subprogram_declarations1, got x</text:p>
      <text:p text:style-name="P20">Parsing completed with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0" svg:font-family="'LM Mono 10'" style:font-pitch="fixed"/>
    <style:font-face style:name="LM Mono 8" svg:font-family="'LM Mono 8'"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column-sep style:width="0.0035in" style:color="#000000" style:height="100%" style:style="solid"/>
        </style:columns>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29:00.453015097</meta:creation-date>
    <meta:generator>LibreOffice/4.3.3.2$Linux_X86_64 LibreOffice_project/430m0$Build-2</meta:generator>
    <dc:date>2015-12-21T12:54:03.635773001</dc:date>
    <meta:editing-duration>P1DT53M23S</meta:editing-duration>
    <meta:editing-cycles>55</meta:editing-cycles>
    <meta:document-statistic meta:table-count="1" meta:image-count="0" meta:object-count="0" meta:page-count="13" meta:paragraph-count="399" meta:word-count="2343" meta:character-count="14865" meta:non-whitespace-character-count="12565"/>
  </office:meta>
</office:document-meta>
</file>